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notes">
      <style:graphic-properties draw:fill-color="#ffffff" fo:min-height="13.364cm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</text:span><text:span text:style-name="T1">a</text:span><text:span text:style-name="T1">b </text:span><text:span text:style-name="T1">2</text:span><text:span text:style-name="T1">: </text:span><text:span text:style-name="T1">R</text:span><text:span text:style-name="T1">C</text:span><text:span text:style-name="T1"> </text:span><text:span text:style-name="T1">C</text:span><text:span text:style-name="T1">ir</text:span><text:span text:style-name="T1">c</text:span><text:span text:style-name="T1">u</text:span><text:span text:style-name="T1">it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i</text:span><text:span text:style-name="T2">c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 </text:span><text:span text:style-name="T3">R</text:span><text:span text:style-name="T3">C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</text:span><text:span text:style-name="T5">= </text:span><text:span text:style-name="T5">K</text:span><text:span text:style-name="T6">b</text:span><text:span text:style-name="T5"> </text:span><text:span text:style-name="T5">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</text:span><text:span text:style-name="T7">= </text:span><text:span text:style-name="T7">K</text:span><text:span text:style-name="T8">d</text:span><text:span text:style-name="T7"> </text:span><text:span text:style-name="T7">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0)=0, replacing the capacitor with <text:s/>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conditions V(6) and V(8) as obtained in 2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6"><text:span text:style-name="T11"><text:s text:c="2"/></text:span><text:span text:style-name="T11">Simulate the total response on node 6 (natural+forced) by repeating step <text:s/>3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in all branches for t&lt;0. Print a table 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terminals. Suggestion: make V</text:span><text:span text:style-name="T12">s</text:span><text:span text:style-name="T11">=0 and replace the capacitor with a voltage source V</text:span><text:span text:style-name="T12">x</text:span><text:span text:style-name="T11">= V(6)-V(8), where V(6) and V(8) are the voltages in nodes 6 and 8 as obtained in 1); run nodal analysis to determine the current I</text:span><text:span text:style-name="T12">x</text:span><text:span text:style-name="T11"> supplied 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Explain why you need this procedure, and p</text:span><text:span text:style-name="T10">rint a table with the computed results.</text:span></text:p>
              </text:list-item>
              <text:list-item>
                <text:p text:style-name="P16"><text:span text:style-name="T11"><text:s text:c="2"/></text:span><text:span text:style-name="T11">With the results obtained in 2), determine the natural solution v</text:span><text:span text:style-name="T12">6n</text:span><text:span text:style-name="T11">(t), in the interval [0, 20] ms, using the </text:span><text:span text:style-name="T15">capacitor voltage</text:span><text:span text:style-name="T11"> V</text:span><text:span text:style-name="T12">x</text:span><text:span text:style-name="T11"> </text:span><text:span text:style-name="T10">for t&lt;0 as the initial condition. Plot the result, identifying all axes, signals displayed and units 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interval for f=1KHz. Suggestion: use a phasor voltage source V</text:span><text:span text:style-name="T12">s </text:span><text:span text:style-name="T11">= 1; replace C with its impedance Z</text:span><text:span text:style-name="T12">C</text:span><text:span text:style-name="T11">; run nodal analysis to determine the phasor voltages in all nodes. </text:span><text:span text:style-name="T10">Print a table with the complex amplitudes in the node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phasors to real time functions for f=1KHz, and superimposing the natural and forced solutions. Plot both v</text:span><text:span text:style-name="T12">s</text:span><text:span text:style-name="T11">(t) and v</text:span><text:span text:style-name="T12">6</text:span><text:span text:style-name="T11">(t) in the same figure in the interval [</text:span><text:span text:style-name="T16">-5</text:span><text:span text:style-name="T11">, </text:span><text:span text:style-name="T16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<text:s/>(frequency logscale magnitude in dB, phase in degrees) for frequency range 0.1 Hz to 1 MHz. Plot v</text:span><text:span text:style-name="T12">s</text:span><text:span text:style-name="T11">(f), </text:span><text:span text:style-name="T10"><text:s/>v</text:span><text:span text:style-name="T13">c</text:span><text:span text:style-name="T10">(f) <text:s/>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</text:span><text:span text:style-name="T3">a</text:span><text:span text:style-name="T3">b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7">t2_datagen.py</text:span><text:span text:style-name="T10"> output should be redirected to a file </text:span><text:span text:style-name="T17">data.txt</text:span><text:span text:style-name="T10"> using bash’s 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7">data.txt, </text:span><text:span text:style-name="T10">and</text:span><text:span text:style-name="T17"> </text:span><text:span text:style-name="T10">output a data file for Ngspice (directive .include). Use file I/O functions such as </text:span><text:span text:style-name="T17">fprintf</text:span><text:span text:style-name="T10"> and </text:span><text:span text:style-name="T17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5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2">02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</text:span><text:span text:style-name="MT3">FE: </text:span><text:span text:style-name="MT3">DE</text:span><text:span text:style-name="MT3">EC</text:span><text:span text:style-name="MT3">/Ins</text:span><text:span text:style-name="MT3">titut</text:span><text:span text:style-name="MT3">o </text:span><text:span text:style-name="MT3">Su</text:span><text:span text:style-name="MT3">per</text:span><text:span text:style-name="MT3">ior </text:span><text:span text:style-name="MT3">Té</text:span><text:span text:style-name="MT3">cni</text:span><text:span text:style-name="MT3">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 </text:span><text:span text:style-name="MT5">M</text:span><text:span text:style-name="MT5">a</text:span><text:span text:style-name="MT5">s</text:span><text:span text:style-name="MT5">t</text:span><text:span text:style-name="MT5">e</text:span><text:span text:style-name="MT5">r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2">02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</text:span><text:span text:style-name="MT3">FE: </text:span><text:span text:style-name="MT3">DE</text:span><text:span text:style-name="MT3">EC</text:span><text:span text:style-name="MT3">/Ins</text:span><text:span text:style-name="MT3">titut</text:span><text:span text:style-name="MT3">o </text:span><text:span text:style-name="MT3">Su</text:span><text:span text:style-name="MT3">per</text:span><text:span text:style-name="MT3">ior </text:span><text:span text:style-name="MT3">Té</text:span><text:span text:style-name="MT3">cni</text:span><text:span text:style-name="MT3">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04</meta:editing-cycles>
    <meta:creation-date>2014-07-21T10:31:21</meta:creation-date>
    <dc:date>2021-04-02T15:31:30.867877659</dc:date>
    <meta:editing-duration>P1DT19H42M51S</meta:editing-duration>
    <meta:generator>LibreOffice/6.0.7.3$Linux_X86_64 LibreOffice_project/00m0$Build-3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